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cc8" officeooo:paragraph-rsid="000c1cc8"/>
    </style:style>
    <style:style style:name="P2" style:family="paragraph" style:parent-style-name="Standard">
      <style:text-properties officeooo:paragraph-rsid="000c1cc8"/>
    </style:style>
    <style:style style:name="P3" style:family="paragraph" style:parent-style-name="Standard">
      <style:text-properties officeooo:rsid="000cc71b" officeooo:paragraph-rsid="000cc71b"/>
    </style:style>
    <style:style style:name="P4" style:family="paragraph" style:parent-style-name="Standard">
      <style:text-properties officeooo:paragraph-rsid="000cc71b"/>
    </style:style>
    <style:style style:name="T1" style:family="text">
      <style:text-properties officeooo:rsid="000c1cc8"/>
    </style:style>
    <style:style style:name="T2" style:family="text">
      <style:text-properties officeooo:rsid="000cc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Usuarios contratan y ofrecen servicios</text:p>
      <text:p text:style-name="P1">.(de manera eficiente) en resumidos pasos los clientes podrán agendar un servicio , asegurando importe / saldo para las partes pertinentes.</text:p>
      <text:p text:style-name="P1">.Facilitar la interacción?????</text:p>
      <text:p text:style-name="P1">.Gestión relacion proveedor cliente????</text:p>
      <text:p text:style-name="P1"/>
      <text:p text:style-name="P1">_Sistema registro y autenticación, Administrador, cliente&amp;proveedor, Se creará cuenta mediante C.E., verificación por C.E. &amp; celular, solicitud de datos: Nombre, apellido, ci, domicilio, telefono. La cuenta permite proveer y contratar servicios.</text:p>
      <text:p text:style-name="P1"/>
      <text:p text:style-name="P1">_ Para el rol de proveedor se deberá completar información referente a los servicios a prestar, rubro, experiencia, capacitaciones a parte de info legal que pueda abarcar el ofertante.</text:p>
      <text:p text:style-name="P1"/>
      <text:p text:style-name="P2"><text:span text:style-name="T1">_La P</text:span>ublicación de servicios por parte de los proveedores <text:span text:style-name="T1">es constituida por </text:span>título, descripción, categoría, ubicación, precio, disponibilidad <text:span text:style-name="T1">e </text:span>imágenes. </text:p>
      <text:p text:style-name="P2"/>
      <text:p text:style-name="P2"><text:span text:style-name="T1">_</text:span>Visualización de detalles del servicio, <text:span text:style-name="T1">serán accesibles por los clientes que vean la publicación</text:span>. </text:p>
      <text:p text:style-name="P1"/>
      <text:p text:style-name="P1">_El sistema de roles involucra a Administradores, el alcance de este rol es solo para el equipo desarrollador, el alcance de clieltes &amp; proveedores es para el publico general.</text:p>
      <text:p text:style-name="P1"/>
      <text:p text:style-name="P1">_Algunos datos de los usuarios admitirán modificación.</text:p>
      <text:p text:style-name="P1"/>
      <text:p text:style-name="P2"><text:span text:style-name="T1">_Espacio virtual para la oferta de servicios a modo de publicaciones listadas al alcance de los clientes, estos podán realizar una busqueda </text:span>servicios por categoría, palabra clave y ubicación. </text:p>
      <text:p text:style-name="P2"/>
      <text:p text:style-name="P2"><text:span text:style-name="T1">_</text:span>Desarrollar un sistema de contacto directo entre usuarios para solicitar y ofrecer servicios <text:span text:style-name="T1">aclarando dudas, coordinación entre otras. Puede ser agenda</text:span></text:p>
      <text:p text:style-name="P2"/>
      <text:p text:style-name="P2"><text:span text:style-name="T1">_</text:span>Establecer un sistema de calificaciones, <text:span text:style-name="T1">se promedia la cantidad de “experiencia” satisfactoria y no satisfactoria.</text:span> <text:span text:style-name="T1">También</text:span> reseñas para evaluar la calidad de los servicios ofrecidos <text:span text:style-name="T1">donde en cada publicación habrá una breve reseña sobre la experiencia de cada cliente que contrate el servicio.</text:span></text:p>
      <text:p text:style-name="P2"/>
      <text:p text:style-name="P2"><text:span text:style-name="T1">_</text:span>Diseñar e implementar un sistema de mensajería interna para la comunicación entre usuarios. <text:span text:style-name="T1">Puede ser una vez contratado el servicio para coordinar, por pagos.</text:span></text:p>
      <text:p text:style-name="P2"/>
      <text:p text:style-name="P4"><text:span text:style-name="T2">_</text:span>Notificaciones de mensajes nuevos, <text:span text:style-name="T2">resaltador en icono del perfil del usuario.</text:span></text:p>
      <text:p text:style-name="P2"/>
      <text:p text:style-name="P2"><text:span text:style-name="T1">_</text:span>Construir una base de datos robusta, <text:span text:style-name="T1">no redundante</text:span> para almacenar la información de usuarios, servicios, calificaciones y mensajes. </text:p>
      <text:p text:style-name="P2"/>
      <text:p text:style-name="P2"><text:span text:style-name="T1">_</text:span>Filtro de servicios, <text:span text:style-name="T1">los clientes podán realizar una busqueda filtrandola por</text:span> precio, calificación, categoría, palabra clave y ubicación. </text:p>
      <text:p text:style-name="P2"/>
      <text:p text:style-name="P2"><text:span text:style-name="T1">_</text:span>Desarrollar una interfaz de usuario accesible <text:span text:style-name="T1">para todo tipo de personas, con un diseño simple y atractivo permitiendo una interacción facil y precisa, con elementos y menús distinguibles y de fácil acceso, para que el usuario logre rápidamente un uso ágil e intuitivo de la plataforma.</text:span></text:p>
      <text:p text:style-name="P2"/>
      <text:p text:style-name="P2"><text:span text:style-name="T1">_</text:span>Panel de administración para gestionar usuarios, servicios, categorías y otros aspectos de la plataforma. </text:p>
      <text:p text:style-name="P2"/>
      <text:p text:style-name="P4"><text:soft-page-break/><text:span text:style-name="T1">_</text:span><text:span text:style-name="T2">L</text:span>os clientes reservar<text:span text:style-name="T2">án</text:span> servicios <text:span text:style-name="T2">en</text:span> fecha y hora específicas <text:span text:style-name="T2">a traves de</text:span> un calendario de disponibilidad para los proveedores. </text:p>
      <text:p text:style-name="P4"/>
      <text:p text:style-name="P4"><text:span text:style-name="T2">_</text:span>Enviar recordatorios de citas a clientes y proveedores. <text:s/><text:span text:style-name="T2">AEVALUAR si es por mail, o en la plataforma </text:span></text:p>
      <text:p text:style-name="P4"/>
      <text:p text:style-name="P3">_Cumplir con ley protección de datos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22:24:17.810000000</meta:creation-date>
    <dc:date>2025-06-17T00:15:22.120000000</dc:date>
    <meta:editing-duration>PT1H51M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3" meta:word-count="429" meta:character-count="2973" meta:non-whitespace-character-count="2556"/>
  </office:meta>
</office:document-meta>
</file>